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1. Manter Ponto Turístico</text:h>
      <text:p text:style-name="Text_20_body"/>
      <text:h text:style-name="Heading_20_2" text:outline-level="2">Descrição:</text:h>
      <text:p text:style-name="Text_20_body"><text:tab/>O viajante pode consultar, adicionar, alterar ou excluir pontos turístic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Pesquisar]:</text:h>
      <text:p text:style-name="Text_20_body"><text:tab/>1 – O usuário seleciona a opção de consultar pontos turísticos. <text:s/>[A.2 – Inserir]</text:p>
      <text:p text:style-name="Text_20_body"><text:tab/>2 – O sistema apresenta a tela de pesquisa de pontos turísticos.</text:p>
      <text:p text:style-name="Text_20_body"><text:tab/>3 – O usuário busca um ponto turístico informando estado e cidade.</text:p>
      <text:p text:style-name="Text_20_body"><text:tab/>4 – O sistema apresenta uma lista com o resultado dos pontos turísticos encontrados. [A.1 – Detalhar][A.3 – Alterar] [A.4 – Exclui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. [A.3 - Alterar][A.4 - Excluir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de pontos turísticos.</text:p>
      <text:p text:style-name="Text_20_body"><text:tab/><text:tab/>3 – O usuário preenche o formulário e seleciona a opção de inserir.</text:p>
      <text:p text:style-name="Text_20_body"><text:tab/><text:tab/>4 – O sistema informa que o dado foi inserido com sucesso.</text:p>
      <text:p text:style-name="Text_20_body"><text:tab/>A.3 [Alterar]</text:p>
      <text:p text:style-name="Text_20_body"><text:tab/><text:tab/>1 – O usuário seleciona o ponto turístico que deseja alterar no resultado da pesquisa.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<text:soft-page-break/>seleciona a opção de salvar.</text:p>
      <text:p text:style-name="Text_20_body"><text:tab/><text:tab/>4 – O sistema informa que os dados foram atualizados ou não com sucesso.<text:tab/>A.4 [Excluir]</text:p>
      <text:p text:style-name="Text_20_body"><text:tab/><text:tab/>1 – O usuário seleciona o ponto turístic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2:09</meta:creation-date>
    <dc:date>2009-06-11T09:14:54</dc:date>
    <meta:editing-duration>PT00H02M45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2" meta:paragraph-count="31" meta:word-count="293" meta:character-count="1721"/>
  </office:meta>
</office:document-meta>
</file>